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content.xml" manifest:media-type="text/xml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059" svg:font-family="C059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382in" fo:margin-left="0.0035in" fo:margin-top="0in" fo:margin-bottom="0in" table:align="left" style:writing-mode="lr-tb"/>
    </style:style>
    <style:style style:name="Table1.A" style:family="table-column">
      <style:table-column-properties style:column-width="0.6646in"/>
    </style:style>
    <style:style style:name="Table1.B" style:family="table-column">
      <style:table-column-properties style:column-width="2.5389in"/>
    </style:style>
    <style:style style:name="Table1.C" style:family="table-column">
      <style:table-column-properties style:column-width="1.3736in"/>
    </style:style>
    <style:style style:name="Table1.D" style:family="table-column">
      <style:table-column-properties style:column-width="1.0611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fo:padding-left="0.075in" fo:padding-right="0.075in" fo:padding-top="0in" fo:padding-bottom="0in" fo:border="0.5pt solid #000000" style:writing-mode="lr-tb"/>
    </style:style>
    <style:style style:name="Table1.12" style:family="table-row">
      <style:table-row-properties style:min-row-height="0.2563in" fo:keep-together="auto"/>
    </style:style>
    <style:style style:name="Table3" style:family="table">
      <style:table-properties style:width="3.7674in" fo:margin-left="0.0035in" fo:margin-top="0in" fo:margin-bottom="0in" table:align="left" style:writing-mode="lr-tb"/>
    </style:style>
    <style:style style:name="Table3.A" style:family="table-column">
      <style:table-column-properties style:column-width="0.7639in"/>
    </style:style>
    <style:style style:name="Table3.B" style:family="table-column">
      <style:table-column-properties style:column-width="1.1896in"/>
    </style:style>
    <style:style style:name="Table3.C" style:family="table-column">
      <style:table-column-properties style:column-width="0.9979in"/>
    </style:style>
    <style:style style:name="Table3.D" style:family="table-column">
      <style:table-column-properties style:column-width="0.816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3" style:family="table-row">
      <style:table-row-properties style:min-row-height="0.2264in" fo:keep-together="auto"/>
    </style:style>
    <style:style style:name="Table2" style:family="table">
      <style:table-properties style:width="1.9167in" fo:margin-left="0.0035in" fo:margin-top="0in" fo:margin-bottom="0in" table:align="left" style:writing-mode="lr-tb"/>
    </style:style>
    <style:style style:name="Table2.A" style:family="table-column">
      <style:table-column-properties style:column-width="1.0938in"/>
    </style:style>
    <style:style style:name="Table2.B" style:family="table-column">
      <style:table-column-properties style:column-width="0.8222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end" style:justify-single-word="false"/>
      <style:text-properties fo:language="es" fo:country="CO" officeooo:rsid="000e73f9" officeooo:paragraph-rsid="00176d51" style:language-asian="zxx" style:country-asian="none" style:language-complex="zxx" style:country-complex="none"/>
    </style:style>
    <style:style style:name="P2" style:family="paragraph" style:parent-style-name="Standard">
      <style:text-properties fo:language="es" fo:country="CO" officeooo:rsid="000e73f9" officeooo:paragraph-rsid="000e73f9" style:language-asian="zxx" style:country-asian="none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fo:language="es" fo:country="CO" officeooo:rsid="000e73f9" officeooo:paragraph-rsid="000e73f9" style:language-asian="zxx" style:country-asian="none" style:language-complex="zxx" style:country-complex="none"/>
    </style:style>
    <style:style style:name="P4" style:family="paragraph" style:parent-style-name="Standard">
      <style:text-properties fo:language="es" fo:country="CO" officeooo:rsid="000de21b" officeooo:paragraph-rsid="000de21b" style:language-asian="zxx" style:country-asian="none" style:language-complex="zxx" style:country-complex="none"/>
    </style:style>
    <style:style style:name="P5" style:family="paragraph" style:parent-style-name="Standard">
      <style:paragraph-properties fo:text-align="end" style:justify-single-word="false"/>
      <style:text-properties fo:language="es" fo:country="CO" officeooo:rsid="000de21b" officeooo:paragraph-rsid="000e73f9" style:language-asian="zxx" style:country-asian="none" style:language-complex="zxx" style:country-complex="none"/>
    </style:style>
    <style:style style:name="P6" style:family="paragraph" style:parent-style-name="Standard">
      <style:text-properties fo:language="es" fo:country="CO" officeooo:rsid="000de21b" officeooo:paragraph-rsid="0023c29b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language="es" fo:country="CO" officeooo:rsid="000fcfc2" officeooo:paragraph-rsid="000fcfc2" style:language-asian="zxx" style:country-asian="none" style:language-complex="zxx" style:country-complex="none"/>
    </style:style>
    <style:style style:name="P8" style:family="paragraph" style:parent-style-name="Standard">
      <style:text-properties fo:language="es" fo:country="CO" officeooo:rsid="000fcfc2" officeooo:paragraph-rsid="0024c7c6" style:language-asian="zxx" style:country-asian="none" style:language-complex="zxx" style:country-complex="none"/>
    </style:style>
    <style:style style:name="P9" style:family="paragraph" style:parent-style-name="Standard">
      <style:text-properties fo:language="es" fo:country="CO" officeooo:rsid="000fcfc2" officeooo:paragraph-rsid="00262632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es" fo:country="CO" officeooo:rsid="000f74cd" officeooo:paragraph-rsid="000f74cd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es" fo:country="CO" officeooo:rsid="000f74cd" officeooo:paragraph-rsid="001cb5bd" style:language-asian="zxx" style:country-asian="none" style:language-complex="zxx" style:country-complex="none"/>
    </style:style>
    <style:style style:name="P12" style:family="paragraph" style:parent-style-name="Standard">
      <style:text-properties fo:language="es" fo:country="CO" officeooo:rsid="000f74cd" officeooo:paragraph-rsid="001e0749" style:language-asian="zxx" style:country-asian="none" style:language-complex="zxx" style:country-complex="none"/>
    </style:style>
    <style:style style:name="P13" style:family="paragraph" style:parent-style-name="Standard">
      <style:text-properties fo:language="es" fo:country="CO" officeooo:rsid="000f74cd" officeooo:paragraph-rsid="00262632" style:language-asian="zxx" style:country-asian="none" style:language-complex="zxx" style:country-complex="none"/>
    </style:style>
    <style:style style:name="P14" style:family="paragraph" style:parent-style-name="Standard">
      <style:text-properties fo:language="es" fo:country="CO" officeooo:rsid="001b3432" officeooo:paragraph-rsid="001b3432" style:language-asian="zxx" style:country-asian="none" style:language-complex="zxx" style:country-complex="none"/>
    </style:style>
    <style:style style:name="P15" style:family="paragraph" style:parent-style-name="Standard">
      <style:text-properties fo:language="es" fo:country="CO" officeooo:rsid="001b3432" officeooo:paragraph-rsid="001e0749" style:language-asian="zxx" style:country-asian="none" style:language-complex="zxx" style:country-complex="none"/>
    </style:style>
    <style:style style:name="P16" style:family="paragraph" style:parent-style-name="Standard">
      <style:text-properties fo:language="es" fo:country="CO" officeooo:rsid="001b3432" officeooo:paragraph-rsid="0023c29b" style:language-asian="zxx" style:country-asian="none" style:language-complex="zxx" style:country-complex="none"/>
    </style:style>
    <style:style style:name="P17" style:family="paragraph" style:parent-style-name="Standard">
      <style:text-properties fo:language="es" fo:country="CO" officeooo:rsid="001b3432" officeooo:paragraph-rsid="0024c7c6" style:language-asian="zxx" style:country-asian="none" style:language-complex="zxx" style:country-complex="none"/>
    </style:style>
    <style:style style:name="P18" style:family="paragraph" style:parent-style-name="Standard">
      <style:text-properties fo:language="es" fo:country="CO" officeooo:rsid="001b3432" officeooo:paragraph-rsid="00262632" style:language-asian="zxx" style:country-asian="none" style:language-complex="zxx" style:country-complex="none"/>
    </style:style>
    <style:style style:name="P19" style:family="paragraph" style:parent-style-name="Standard">
      <style:text-properties fo:language="es" fo:country="CO" officeooo:rsid="001e0749" officeooo:paragraph-rsid="001e0749" style:language-asian="zxx" style:country-asian="none" style:language-complex="zxx" style:country-complex="none"/>
    </style:style>
    <style:style style:name="P20" style:family="paragraph" style:parent-style-name="Standard">
      <style:text-properties fo:language="es" fo:country="CO" officeooo:rsid="001e0749" officeooo:paragraph-rsid="00262632" style:language-asian="zxx" style:country-asian="none" style:language-complex="zxx" style:country-complex="none"/>
    </style:style>
    <style:style style:name="P21" style:family="paragraph" style:parent-style-name="Standard">
      <style:text-properties fo:language="es" fo:country="CO" officeooo:rsid="0024c7c6" officeooo:paragraph-rsid="0024c7c6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fo:language="es" fo:country="CO" fo:font-weight="bold" officeooo:rsid="000de21b" officeooo:paragraph-rsid="000de21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Standard">
      <style:text-properties fo:language="es" fo:country="CO" fo:font-weight="bold" officeooo:rsid="001b3432" officeooo:paragraph-rsid="001e0749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Standard">
      <style:text-properties fo:language="es" fo:country="CO" fo:font-weight="bold" officeooo:rsid="001b3432" officeooo:paragraph-rsid="0023c29b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Standard">
      <style:text-properties fo:language="es" fo:country="CO" fo:font-weight="bold" officeooo:rsid="001b3432" officeooo:paragraph-rsid="0024c7c6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Standard">
      <style:paragraph-properties fo:text-align="justify" style:justify-single-word="false"/>
      <style:text-properties fo:language="es" fo:country="CO" fo:font-weight="bold" officeooo:rsid="000e73f9" officeooo:paragraph-rsid="000e73f9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Standard">
      <style:paragraph-properties fo:text-align="justify" style:justify-single-word="false"/>
      <style:text-properties fo:language="es" fo:country="CO" fo:font-weight="bold" officeooo:rsid="000f74cd" officeooo:paragraph-rsid="000f74cd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Standard">
      <style:text-properties fo:language="es" fo:country="CO" fo:font-weight="normal" officeooo:rsid="001b3432" officeooo:paragraph-rsid="001b3432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text-properties fo:language="es" fo:country="CO" fo:font-weight="normal" officeooo:rsid="001b3432" officeooo:paragraph-rsid="0023c29b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List_20_Paragraph">
      <style:paragraph-properties fo:margin-top="0in" fo:margin-bottom="0in" style:contextual-spacing="true"/>
      <style:text-properties style:font-name="Liberation Serif" officeooo:paragraph-rsid="002e48b1"/>
    </style:style>
    <style:style style:name="P31" style:family="paragraph" style:parent-style-name="Standard">
      <style:text-properties fo:language="es" fo:country="CO" officeooo:rsid="000e73f9" officeooo:paragraph-rsid="000e73f9" style:language-asian="zxx" style:country-asian="none" style:language-complex="zxx" style:country-complex="none"/>
    </style:style>
    <style:style style:name="P32" style:family="paragraph" style:parent-style-name="Standard" style:list-style-name="L1">
      <style:text-properties fo:language="es" fo:country="CO" officeooo:rsid="001e0749" officeooo:paragraph-rsid="001e0749" style:language-asian="zxx" style:country-asian="none" style:language-complex="zxx" style:country-complex="none"/>
    </style:style>
    <style:style style:name="P33" style:family="paragraph" style:parent-style-name="Standard" style:list-style-name="L1">
      <style:text-properties fo:language="es" fo:country="CO" officeooo:rsid="001e0749" officeooo:paragraph-rsid="00262632" style:language-asian="zxx" style:country-asian="none" style:language-complex="zxx" style:country-complex="none"/>
    </style:style>
    <style:style style:name="P34" style:family="paragraph" style:parent-style-name="Standard">
      <style:text-properties fo:language="es" fo:country="CO" officeooo:rsid="001b3432" officeooo:paragraph-rsid="001b3432" style:language-asian="zxx" style:country-asian="none" style:language-complex="zxx" style:country-complex="none"/>
    </style:style>
    <style:style style:name="P35" style:family="paragraph" style:parent-style-name="Standard">
      <style:text-properties fo:language="es" fo:country="CO" officeooo:rsid="001b3432" officeooo:paragraph-rsid="001e0749" style:language-asian="zxx" style:country-asian="none" style:language-complex="zxx" style:country-complex="none"/>
    </style:style>
    <style:style style:name="P36" style:family="paragraph" style:parent-style-name="Standard">
      <style:paragraph-properties fo:margin-top="0.1665in" fo:margin-bottom="0.1665in" style:contextual-spacing="false"/>
      <style:text-properties officeooo:paragraph-rsid="00176d51"/>
    </style:style>
    <style:style style:name="P3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2pt" fo:language="es" fo:country="ES" fo:font-weight="normal" officeooo:paragraph-rsid="00176d51" style:letter-kerning="false" style:font-name-asian="Aptos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3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2pt" fo:language="es" fo:country="ES" fo:font-weight="normal" officeooo:rsid="00176d51" officeooo:paragraph-rsid="00176d51" style:letter-kerning="false" style:font-name-asian="Aptos1" style:font-size-asian="12pt" style:language-asian="en" style:country-asian="US" style:font-weight-asian="normal" style:font-name-complex="Aptos1" style:font-size-complex="12pt" style:language-complex="ar" style:country-complex="SA" style:font-weight-complex="normal"/>
    </style:style>
    <style:style style:name="P3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2pt" fo:language="es" fo:country="ES" fo:font-weight="normal" officeooo:paragraph-rsid="00176d51" style:letter-kerning="false" style:font-name-asian="Aptos1" style:font-size-asian="12pt" style:language-asian="en" style:country-asian="US" style:font-weight-asian="normal" style:font-name-complex="Aptos1" style:font-size-complex="12pt" style:language-complex="ar" style:country-complex="SA" style:font-weight-complex="normal"/>
    </style:style>
    <style:style style:name="P4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2pt" fo:language="es" fo:country="ES" officeooo:paragraph-rsid="002e48b1" style:letter-kerning="false" style:font-name-asian="Aptos1" style:font-size-asian="12pt" style:language-asian="en" style:country-asian="US" style:font-name-complex="F" style:font-size-complex="12pt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Liberation Serif" fo:font-size="12pt" fo:language="es" fo:country="ES" officeooo:paragraph-rsid="002e48b1" style:letter-kerning="false" style:font-name-asian="Aptos1" style:font-size-asian="12pt" style:language-asian="en" style:country-asian="US" style:font-name-complex="F" style:font-size-complex="12pt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2pt" fo:language="es" fo:country="ES" officeooo:rsid="002e48b1" officeooo:paragraph-rsid="002e48b1" style:letter-kerning="false" style:font-name-asian="Aptos1" style:font-size-asian="12pt" style:language-asian="en" style:country-asian="US" style:font-name-complex="Aptos1" style:font-size-complex="12pt" style:language-complex="ar" style:country-complex="SA"/>
    </style:style>
    <style:style style:name="P43" style:family="paragraph" style:parent-style-name="Standard">
      <style:text-properties officeooo:rsid="000de21b" officeooo:paragraph-rsid="001949cd"/>
    </style:style>
    <style:style style:name="P44" style:family="paragraph" style:parent-style-name="Standard">
      <style:text-properties officeooo:rsid="002e48b1" officeooo:paragraph-rsid="002e48b1"/>
    </style:style>
    <style:style style:name="P45" style:family="paragraph" style:parent-style-name="Standard" style:list-style-name="L1">
      <style:text-properties fo:color="#000000" loext:opacity="100%" officeooo:paragraph-rsid="001e0749"/>
    </style:style>
    <style:style style:name="P46" style:family="paragraph" style:parent-style-name="Standard" style:list-style-name="L1">
      <style:text-properties fo:color="#000000" loext:opacity="100%" officeooo:paragraph-rsid="00262632"/>
    </style:style>
    <style:style style:name="T1" style:family="text">
      <style:text-properties officeooo:rsid="000f74cd"/>
    </style:style>
    <style:style style:name="T2" style:family="text">
      <style:text-properties officeooo:rsid="000fcfc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fcfc2" style:font-style-asian="italic" style:font-style-complex="italic"/>
    </style:style>
    <style:style style:name="T5" style:family="text">
      <style:text-properties fo:font-style="italic" officeooo:rsid="0024c7c6" style:font-style-asian="italic" style:font-style-complex="italic"/>
    </style:style>
    <style:style style:name="T6" style:family="text">
      <style:text-properties fo:font-style="italic" officeooo:rsid="00281246" style:font-style-asian="italic" style:font-style-complex="italic"/>
    </style:style>
    <style:style style:name="T7" style:family="text">
      <style:text-properties fo:font-style="italic" officeooo:rsid="0029ddad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de21b" style:font-weight-asian="bold" style:font-weight-complex="bold"/>
    </style:style>
    <style:style style:name="T10" style:family="text">
      <style:text-properties style:font-name-complex="Aptos1"/>
    </style:style>
    <style:style style:name="T11" style:family="text">
      <style:text-properties fo:language="es" fo:country="CO" officeooo:rsid="001b3432" style:language-asian="zxx" style:country-asian="none" style:language-complex="zxx" style:country-complex="none"/>
    </style:style>
    <style:style style:name="T12" style:family="text">
      <style:text-properties fo:language="es" fo:country="CO" officeooo:rsid="001e0749" style:language-asian="zxx" style:country-asian="none" style:language-complex="zxx" style:country-complex="none"/>
    </style:style>
    <style:style style:name="T13" style:family="text">
      <style:text-properties fo:language="es" fo:country="CO" officeooo:rsid="002ff94f" style:language-asian="zxx" style:country-asian="none" style:language-complex="zxx" style:country-complex="none"/>
    </style:style>
    <style:style style:name="T14" style:family="text">
      <style:text-properties fo:language="es" fo:country="CO" fo:font-style="italic" officeooo:rsid="001e0749" style:language-asian="zxx" style:country-asian="none" style:font-style-asian="italic" style:language-complex="zxx" style:country-complex="none" style:font-style-complex="italic"/>
    </style:style>
    <style:style style:name="T15" style:family="text">
      <style:text-properties fo:language="es" fo:country="CO" fo:font-style="italic" officeooo:rsid="002ff94f" style:language-asian="zxx" style:country-asian="none" style:font-style-asian="italic" style:language-complex="zxx" style:country-complex="none" style:font-style-complex="italic"/>
    </style:style>
    <style:style style:name="T16" style:family="text">
      <style:text-properties fo:language="es" fo:country="CO" fo:font-weight="bold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fo:language="es" fo:country="CO" fo:font-weight="bold" officeooo:rsid="001949cd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fo:language="es" fo:country="CO" fo:font-weight="bold" officeooo:rsid="002e48b1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fo:language="es" fo:country="CO" fo:font-weight="normal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language="es" fo:country="CO" fo:font-weight="normal" officeooo:rsid="002e48b1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fo:language="es" fo:country="CO" fo:font-style="normal" officeooo:rsid="002ff94f" style:language-asian="zxx" style:country-asian="none" style:font-style-asian="normal" style:language-complex="zxx" style:country-complex="none" style:font-style-complex="normal"/>
    </style:style>
    <style:style style:name="T22" style:family="text">
      <style:text-properties style:font-name="Liberation Serif" fo:font-size="12pt" fo:language="es" fo:country="ES" fo:font-weight="normal" style:font-name-asian="Aptos1" style:font-size-asian="12pt" style:font-weight-asian="normal" style:font-name-complex="Aptos1" style:font-size-complex="12pt" style:font-weight-complex="normal"/>
    </style:style>
    <style:style style:name="T23" style:family="text">
      <style:text-properties style:font-name="Aptos" fo:font-size="12pt" fo:language="es" fo:country="ES" fo:font-weight="bold" style:font-name-asian="Aptos1" style:font-size-asian="12pt" style:font-weight-asian="bold" style:font-name-complex="Aptos1" style:font-size-complex="12pt" style:font-weight-complex="bold"/>
    </style:style>
    <style:style style:name="T24" style:family="text">
      <style:text-properties officeooo:rsid="0023c29b"/>
    </style:style>
    <style:style style:name="T25" style:family="text">
      <style:text-properties officeooo:rsid="0024c7c6"/>
    </style:style>
    <style:style style:name="T26" style:family="text">
      <style:text-properties officeooo:rsid="001b3432"/>
    </style:style>
    <style:style style:name="T27" style:family="text">
      <style:text-properties fo:font-style="normal" officeooo:rsid="0024c7c6" style:font-style-asian="normal" style:font-style-complex="normal"/>
    </style:style>
    <style:style style:name="T28" style:family="text">
      <style:text-properties officeooo:rsid="00281246"/>
    </style:style>
    <style:style style:name="T29" style:family="text">
      <style:text-properties officeooo:rsid="0029ddad"/>
    </style:style>
    <style:style style:name="T30" style:family="text">
      <style:text-properties officeooo:rsid="002bdaec"/>
    </style:style>
    <style:style style:name="T31" style:family="text">
      <style:text-properties fo:font-size="12pt" fo:language="es" fo:country="ES" fo:font-weight="bold" style:font-name-asian="Aptos1" style:font-size-asian="12pt" style:font-weight-asian="bold" style:font-name-complex="Aptos1" style:font-size-complex="12pt" style:font-weight-complex="bold"/>
    </style:style>
    <style:style style:name="T32" style:family="text">
      <style:text-properties fo:font-size="12pt" fo:language="es" fo:country="ES" fo:font-weight="normal" style:font-name-asian="Aptos1" style:font-size-asian="12pt" style:font-weight-asian="normal" style:font-name-complex="Aptos1" style:font-size-complex="12pt" style:font-weight-complex="normal"/>
    </style:style>
    <style:style style:name="T33" style:family="text">
      <style:text-properties style:font-name="Liberation Serif" fo:font-size="12pt" fo:language="es" fo:country="ES" fo:font-weight="normal" style:font-name-asian="Aptos1" style:font-size-asian="12pt" style:language-asian="zxx" style:country-asian="none" style:font-weight-asian="normal" style:font-name-complex="Aptos1" style:font-size-complex="12pt" style:language-complex="zxx" style:country-complex="none" style:font-weight-complex="normal"/>
    </style:style>
    <style:style style:name="T34" style:family="text">
      <style:text-properties style:font-name="Aptos" fo:font-size="12pt" fo:language="es" fo:country="ES" style:font-name-asian="Aptos1" style:font-size-asian="12pt" style:font-name-complex="Aptos1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22">Laboratorio 1: Optimización Combinatoria y Asignación de Recursos</text:p>
      <text:p text:style-name="P4"/>
      <text:p text:style-name="P4"><text:span text:style-name="T8">Problema 1:</text:span> <text:span text:style-name="T8">Asignación de Tareas en un Equipo de Desarrollo Ágil</text:span></text:p>
      <text:p text:style-name="P36" loext:marker-style-name="T23"><text:span text:style-name="T22">1. Define las tareas disponibles y sus puntos de historia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7" loext:marker-style-name="T23"><text:span text:style-name="T10"># Tarea</text:span></text:p>
          </table:table-cell>
          <table:table-cell table:style-name="Table1.B1" office:value-type="string">
            <text:p text:style-name="P38" loext:marker-style-name="T23">Tarea</text:p>
          </table:table-cell>
          <table:table-cell table:style-name="Table1.B1" office:value-type="string">
            <text:p text:style-name="P37" loext:marker-style-name="T23"><text:span text:style-name="T10">Puntos de historia</text:span></text:p>
          </table:table-cell>
          <table:table-cell table:style-name="Table1.B1" office:value-type="string">
            <text:p text:style-name="P37" loext:marker-style-name="T23"><text:span text:style-name="T10">Prioridad</text:span></text:p>
          </table:table-cell>
        </table:table-row>
        <table:table-row table:style-name="Table1.1">
          <table:table-cell table:style-name="Table1.A1" office:value-type="string">
            <text:p text:style-name="P37" loext:marker-style-name="T23"><text:span text:style-name="T10">1</text:span></text:p>
          </table:table-cell>
          <table:table-cell table:style-name="Table1.B1" office:value-type="string">
            <text:p text:style-name="P39" loext:marker-style-name="T23">Optimización de la API principal</text:p>
          </table:table-cell>
          <table:table-cell table:style-name="Table1.B1" office:value-type="string">
            <text:p text:style-name="P37" loext:marker-style-name="T23"><text:span text:style-name="T10">5</text:span></text:p>
          </table:table-cell>
          <table:table-cell table:style-name="Table1.B1" office:value-type="string">
            <text:p text:style-name="P37" loext:marker-style-name="T23"><text:span text:style-name="T10">Maxima</text:span></text:p>
          </table:table-cell>
        </table:table-row>
        <table:table-row table:style-name="Table1.1">
          <table:table-cell table:style-name="Table1.A1" office:value-type="string">
            <text:p text:style-name="P37" loext:marker-style-name="T23"><text:span text:style-name="T10">2</text:span></text:p>
          </table:table-cell>
          <table:table-cell table:style-name="Table1.B1" office:value-type="string">
            <text:p text:style-name="P39" loext:marker-style-name="T23">Revisión de interfaz de usuario</text:p>
          </table:table-cell>
          <table:table-cell table:style-name="Table1.B1" office:value-type="string">
            <text:p text:style-name="P37" loext:marker-style-name="T23"><text:span text:style-name="T10">3</text:span></text:p>
          </table:table-cell>
          <table:table-cell table:style-name="Table1.B1" office:value-type="string">
            <text:p text:style-name="P37" loext:marker-style-name="T23"><text:span text:style-name="T10">Media alta</text:span></text:p>
          </table:table-cell>
        </table:table-row>
        <table:table-row table:style-name="Table1.1">
          <table:table-cell table:style-name="Table1.A1" office:value-type="string">
            <text:p text:style-name="P37" loext:marker-style-name="T23"><text:span text:style-name="T10">3</text:span></text:p>
          </table:table-cell>
          <table:table-cell table:style-name="Table1.B1" office:value-type="string">
            <text:p text:style-name="P39" loext:marker-style-name="T23">Integración de sistema de pagos</text:p>
          </table:table-cell>
          <table:table-cell table:style-name="Table1.B1" office:value-type="string">
            <text:p text:style-name="P37" loext:marker-style-name="T23"><text:span text:style-name="T10">13</text:span></text:p>
          </table:table-cell>
          <table:table-cell table:style-name="Table1.B1" office:value-type="string">
            <text:p text:style-name="P37" loext:marker-style-name="T23"><text:span text:style-name="T10">Alta</text:span></text:p>
          </table:table-cell>
        </table:table-row>
        <table:table-row table:style-name="Table1.1">
          <table:table-cell table:style-name="Table1.A1" office:value-type="string">
            <text:p text:style-name="P37" loext:marker-style-name="T23"><text:span text:style-name="T10">4</text:span></text:p>
          </table:table-cell>
          <table:table-cell table:style-name="Table1.B1" office:value-type="string">
            <text:p text:style-name="P39" loext:marker-style-name="T23">Actualización de documentación técnica </text:p>
          </table:table-cell>
          <table:table-cell table:style-name="Table1.B1" office:value-type="string">
            <text:p text:style-name="P37" loext:marker-style-name="T23"><text:span text:style-name="T10">1</text:span></text:p>
          </table:table-cell>
          <table:table-cell table:style-name="Table1.B1" office:value-type="string">
            <text:p text:style-name="P37" loext:marker-style-name="T23"><text:span text:style-name="T10">Media baja</text:span></text:p>
          </table:table-cell>
        </table:table-row>
        <table:table-row table:style-name="Table1.1">
          <table:table-cell table:style-name="Table1.A1" office:value-type="string">
            <text:p text:style-name="P37" loext:marker-style-name="T23"><text:span text:style-name="T10">5</text:span></text:p>
          </table:table-cell>
          <table:table-cell table:style-name="Table1.B1" office:value-type="string">
            <text:p text:style-name="P39" loext:marker-style-name="T23">Desarrollo de pruebas unitarias extendidas</text:p>
          </table:table-cell>
          <table:table-cell table:style-name="Table1.B1" office:value-type="string">
            <text:p text:style-name="P37" loext:marker-style-name="T23"><text:span text:style-name="T10">21</text:span></text:p>
          </table:table-cell>
          <table:table-cell table:style-name="Table1.B1" office:value-type="string">
            <text:p text:style-name="P37" loext:marker-style-name="T23"><text:span text:style-name="T10">Minima</text:span></text:p>
          </table:table-cell>
        </table:table-row>
        <table:table-row table:style-name="Table1.1">
          <table:table-cell table:style-name="Table1.A1" office:value-type="string">
            <text:p text:style-name="P37" loext:marker-style-name="T23"><text:span text:style-name="T10">6</text:span></text:p>
          </table:table-cell>
          <table:table-cell table:style-name="Table1.B1" office:value-type="string">
            <text:p text:style-name="P39" loext:marker-style-name="T23">Mejora de la respuesta del servidor</text:p>
          </table:table-cell>
          <table:table-cell table:style-name="Table1.B1" office:value-type="string">
            <text:p text:style-name="P37" loext:marker-style-name="T23"><text:span text:style-name="T10">2</text:span></text:p>
          </table:table-cell>
          <table:table-cell table:style-name="Table1.B1" office:value-type="string">
            <text:p text:style-name="P37" loext:marker-style-name="T23"><text:span text:style-name="T10">Media</text:span></text:p>
          </table:table-cell>
        </table:table-row>
        <table:table-row table:style-name="Table1.1">
          <table:table-cell table:style-name="Table1.A1" office:value-type="string">
            <text:p text:style-name="P37" loext:marker-style-name="T23"><text:span text:style-name="T10">7</text:span></text:p>
          </table:table-cell>
          <table:table-cell table:style-name="Table1.B1" office:value-type="string">
            <text:p text:style-name="P39" loext:marker-style-name="T23">Implementación de funciones de seguridad</text:p>
          </table:table-cell>
          <table:table-cell table:style-name="Table1.B1" office:value-type="string">
            <text:p text:style-name="P37" loext:marker-style-name="T23"><text:span text:style-name="T10">2</text:span></text:p>
          </table:table-cell>
          <table:table-cell table:style-name="Table1.B1" office:value-type="string">
            <text:p text:style-name="P37" loext:marker-style-name="T23"><text:span text:style-name="T10">Alta</text:span></text:p>
          </table:table-cell>
        </table:table-row>
        <table:table-row table:style-name="Table1.1">
          <table:table-cell table:style-name="Table1.A1" office:value-type="string">
            <text:p text:style-name="P37" loext:marker-style-name="T23"><text:span text:style-name="T10">8</text:span></text:p>
          </table:table-cell>
          <table:table-cell table:style-name="Table1.B1" office:value-type="string">
            <text:p text:style-name="P39" loext:marker-style-name="T23">Refactorización del código del módulo X</text:p>
          </table:table-cell>
          <table:table-cell table:style-name="Table1.B1" office:value-type="string">
            <text:p text:style-name="P37" loext:marker-style-name="T23"><text:span text:style-name="T10">5</text:span></text:p>
          </table:table-cell>
          <table:table-cell table:style-name="Table1.B1" office:value-type="string">
            <text:p text:style-name="P37" loext:marker-style-name="T23"><text:span text:style-name="T10">Media</text:span></text:p>
          </table:table-cell>
        </table:table-row>
        <table:table-row table:style-name="Table1.1">
          <table:table-cell table:style-name="Table1.A1" office:value-type="string">
            <text:p text:style-name="P37" loext:marker-style-name="T23"><text:span text:style-name="T10">9</text:span></text:p>
          </table:table-cell>
          <table:table-cell table:style-name="Table1.B1" office:value-type="string">
            <text:p text:style-name="P39" loext:marker-style-name="T23">Optimización de la base de datos</text:p>
          </table:table-cell>
          <table:table-cell table:style-name="Table1.B1" office:value-type="string">
            <text:p text:style-name="P37" loext:marker-style-name="T23"><text:span text:style-name="T10">8</text:span></text:p>
          </table:table-cell>
          <table:table-cell table:style-name="Table1.B1" office:value-type="string">
            <text:p text:style-name="P37" loext:marker-style-name="T23"><text:span text:style-name="T10">baja</text:span></text:p>
          </table:table-cell>
        </table:table-row>
        <table:table-row table:style-name="Table1.1">
          <table:table-cell table:style-name="Table1.A1" office:value-type="string">
            <text:p text:style-name="P37" loext:marker-style-name="T23"><text:span text:style-name="T10">10</text:span></text:p>
          </table:table-cell>
          <table:table-cell table:style-name="Table1.B1" office:value-type="string">
            <text:p text:style-name="P39" loext:marker-style-name="T23">Creación de un nuevo servicio de microservicios</text:p>
          </table:table-cell>
          <table:table-cell table:style-name="Table1.B1" office:value-type="string">
            <text:p text:style-name="P37" loext:marker-style-name="T23"><text:span text:style-name="T10">13</text:span></text:p>
          </table:table-cell>
          <table:table-cell table:style-name="Table1.B1" office:value-type="string">
            <text:p text:style-name="P37" loext:marker-style-name="T23"><text:span text:style-name="T10">Maxima</text:span></text:p>
          </table:table-cell>
        </table:table-row>
        <table:table-row table:style-name="Table1.12">
          <table:table-cell table:style-name="Table1.A1" office:value-type="string">
            <text:p text:style-name="P37" loext:marker-style-name="T23"><text:span text:style-name="T10">12</text:span></text:p>
          </table:table-cell>
          <table:table-cell table:style-name="Table1.B1" office:value-type="string">
            <text:p text:style-name="P39" loext:marker-style-name="T23">Implementación de interfaz de administración</text:p>
          </table:table-cell>
          <table:table-cell table:style-name="Table1.B1" office:value-type="string">
            <text:p text:style-name="P37" loext:marker-style-name="T23"><text:span text:style-name="T10">21</text:span></text:p>
          </table:table-cell>
          <table:table-cell table:style-name="Table1.B1" office:value-type="string">
            <text:p text:style-name="P37" loext:marker-style-name="T23"><text:span text:style-name="T10">alta</text:span></text:p>
          </table:table-cell>
        </table:table-row>
      </table:table>
      <text:p text:style-name="P3"><text:span text:style-name="T9"/></text:p>
      <text:p text:style-name="P26">Datos del problema:</text:p>
      <text:p text:style-name="P3">4 programadores, 2 semanas.</text:p>
      <text:p text:style-name="P3"><text:span text:style-name="T30">13</text:span> puntos de historia por programador → <text:span text:style-name="T30">52</text:span> puntos de historia máximos.</text:p>
      <text:p text:style-name="P3"/>
      <text:p text:style-name="P3">Maximiza la suma de las prioridades de las tareas completadas sin exceder la restricción de los puntos de historia.</text:p>
      <text:p text:style-name="P3"/>
      <text:p text:style-name="P27">Modelo matemático:</text:p>
      <text:p text:style-name="P10">Conjuntos: T = {tareas}, H = {puntos historia} &amp; P = {prioridades}</text:p>
      <text:p text:style-name="P11">Variable de <text:span text:style-name="T2">D</text:span>ecisión: </text:p>
      <text:p text:style-name="P11"><draw:frame draw:style-name="fr1" draw:name="Object14" text:anchor-type="as-char" svg:y="-0.1492in" svg:width="0.1665in" svg:height="0.2102in" draw:z-index="2"><draw:object xlink:href="./Object 14" xlink:type="simple" xlink:show="embed" xlink:actuate="onLoad"/><draw:image xlink:href="./ObjectReplacements/Object 14" xlink:type="simple" xlink:show="embed" xlink:actuate="onLoad"/></draw:frame>: <text:span text:style-name="T2">binaria</text:span> <text:span text:style-name="T2">(</text:span>1 si la tarea <text:span text:style-name="T3">t </text:span>se realiza y 0 si no se realiza<text:span text:style-name="T2">)</text:span>.</text:p>
      <text:p text:style-name="P10"/>
      <text:p text:style-name="P7">Parámetros: Los puntos de historia <draw:frame draw:style-name="fr1" draw:name="Object13" text:anchor-type="as-char" svg:y="-0.1492in" svg:width="0.1835in" svg:height="0.2102in" draw:z-index="3"><draw:object xlink:href="./Object 13" xlink:type="simple" xlink:show="embed" xlink:actuate="onLoad"/><draw:image xlink:href="./ObjectReplacements/Object 13" xlink:type="simple" xlink:show="embed" xlink:actuate="onLoad"/></draw:frame><text:s/>donde <draw:frame draw:style-name="fr1" draw:name="Object3" text:anchor-type="as-char" svg:y="-0.1492in" svg:width="0.3035in" svg:height="0.1854in" draw:z-index="11"><draw:object xlink:href="./Object 3" xlink:type="simple" xlink:show="embed" xlink:actuate="onLoad"/><draw:image xlink:href="./ObjectReplacements/Object 3" xlink:type="simple" xlink:show="embed" xlink:actuate="onLoad"/></draw:frame><text:s/>y las prioridades <draw:frame draw:style-name="fr1" draw:name="Object12" text:anchor-type="as-char" svg:y="-0.1492in" svg:width="0.152in" svg:height="0.2102in" draw:z-index="12"><draw:object xlink:href="./Object 12" xlink:type="simple" xlink:show="embed" xlink:actuate="onLoad"/><draw:image xlink:href="./ObjectReplacements/Object 12" xlink:type="simple" xlink:show="embed" xlink:actuate="onLoad"/></draw:frame><text:s/>donde <draw:frame draw:style-name="fr1" draw:name="Object4" text:anchor-type="as-char" svg:y="-0.1492in" svg:width="0.3035in" svg:height="0.1854in" draw:z-index="1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0"/>
      <text:p text:style-name="P7">Función objetivo: <text:span text:style-name="T3">max</text:span><text:span text:style-name="T1"><draw:frame draw:style-name="fr1" draw:name="Object1" text:anchor-type="as-char" svg:y="-0.189in" svg:width="0.7118in" svg:height="0.376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 <text:s/></text:span></text:p>
      <text:p text:style-name="P7"/>
      <text:p text:style-name="P7">Restricciones: <draw:frame draw:style-name="fr1" draw:name="Object2" text:anchor-type="as-char" svg:y="-0.1709in" svg:width="0.9339in" svg:height="0.340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"><text:s text:c="2"/></text:span></text:p>
      <text:p text:style-name="P7"><text:soft-page-break/></text:p>
      <text:p text:style-name="P43"><text:span text:style-name="T16">Problema </text:span><text:span text:style-name="T17">2</text:span><text:span text:style-name="T16">: Asignación de Trabajos a Trabajadore</text:span><text:span text:style-name="T18">s</text:span></text:p>
      <text:p text:style-name="P43"><text:span text:style-name="T16"/></text:p>
      <text:p text:style-name="P43"><text:span text:style-name="T20">5. </text:span><text:span text:style-name="T19">Define los trabajadores disponibles y su tiempo de trabajo.</text:span></text:p>
      <text:p text:style-name="P44"><text:span text:style-name="T19">6. </text:span><text:span text:style-name="T33">Define los trabajos y su ganancia. </text:span></text:p>
      <text:p text:style-name="P30" loext:marker-style-name="T2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0" loext:marker-style-name="T34"><text:span text:style-name="T10"># Trabajador</text:span></text:p>
          </table:table-cell>
          <table:table-cell table:style-name="Table2.A1" office:value-type="string">
            <text:p text:style-name="P40" loext:marker-style-name="T34"><text:span text:style-name="T10">Horas</text:span></text:p>
          </table:table-cell>
        </table:table-row>
        <table:table-row table:style-name="Table2.1">
          <table:table-cell table:style-name="Table2.A2" office:value-type="string">
            <text:p text:style-name="P41" loext:marker-style-name="T34"><text:span text:style-name="T10">1</text:span></text:p>
          </table:table-cell>
          <table:table-cell table:style-name="Table2.A2" office:value-type="string">
            <text:p text:style-name="P41" loext:marker-style-name="T34"><text:span text:style-name="T10">8</text:span></text:p>
          </table:table-cell>
        </table:table-row>
        <table:table-row table:style-name="Table2.1">
          <table:table-cell table:style-name="Table2.A2" office:value-type="string">
            <text:p text:style-name="P41" loext:marker-style-name="T34"><text:span text:style-name="T10">2</text:span></text:p>
          </table:table-cell>
          <table:table-cell table:style-name="Table2.A2" office:value-type="string">
            <text:p text:style-name="P41" loext:marker-style-name="T34"><text:span text:style-name="T10">10</text:span></text:p>
          </table:table-cell>
        </table:table-row>
        <table:table-row table:style-name="Table2.1">
          <table:table-cell table:style-name="Table2.A2" office:value-type="string">
            <text:p text:style-name="P41" loext:marker-style-name="T34"><text:span text:style-name="T10">3</text:span></text:p>
          </table:table-cell>
          <table:table-cell table:style-name="Table2.A2" office:value-type="string">
            <text:p text:style-name="P41" loext:marker-style-name="T34"><text:span text:style-name="T10">6</text:span></text:p>
          </table:table-cell>
        </table:table-row>
      </table:table>
      <text:p text:style-name="P30" loext:marker-style-name="T23"><text:span text:style-name="T31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0" loext:marker-style-name="T34"><text:span text:style-name="T10"># Trabajo</text:span></text:p>
          </table:table-cell>
          <table:table-cell table:style-name="Table3.B1" office:value-type="string">
            <text:p text:style-name="P40" loext:marker-style-name="T34"><text:span text:style-name="T10">Trabajo</text:span></text:p>
          </table:table-cell>
          <table:table-cell table:style-name="Table3.A1" office:value-type="string">
            <text:p text:style-name="P40" loext:marker-style-name="T34"><text:span text:style-name="T10">Ganancia (USD)</text:span></text:p>
          </table:table-cell>
          <table:table-cell table:style-name="Table3.A1" office:value-type="string">
            <text:p text:style-name="P40" loext:marker-style-name="T34"><text:span text:style-name="T10">Tiempo (Horas)</text:span></text:p>
          </table:table-cell>
        </table:table-row>
        <table:table-row table:style-name="Table3.1">
          <table:table-cell table:style-name="Table3.A1" office:value-type="string">
            <text:p text:style-name="P40" loext:marker-style-name="T34"><text:span text:style-name="T10">1</text:span></text:p>
          </table:table-cell>
          <table:table-cell table:style-name="Table3.B1" office:value-type="string">
            <text:p text:style-name="P42" loext:marker-style-name="T34">Consultoría</text:p>
          </table:table-cell>
          <table:table-cell table:style-name="Table3.A1" office:value-type="string">
            <text:p text:style-name="P40" loext:marker-style-name="T34"><text:span text:style-name="T10">50</text:span></text:p>
          </table:table-cell>
          <table:table-cell table:style-name="Table3.A1" office:value-type="string">
            <text:p text:style-name="P40" loext:marker-style-name="T34"><text:span text:style-name="T10">4</text:span></text:p>
          </table:table-cell>
        </table:table-row>
        <table:table-row table:style-name="Table3.3">
          <table:table-cell table:style-name="Table3.A1" office:value-type="string">
            <text:p text:style-name="P40" loext:marker-style-name="T34"><text:span text:style-name="T10">2</text:span></text:p>
          </table:table-cell>
          <table:table-cell table:style-name="Table3.B1" office:value-type="string">
            <text:p text:style-name="P42" loext:marker-style-name="T34">Análisis mod</text:p>
          </table:table-cell>
          <table:table-cell table:style-name="Table3.A1" office:value-type="string">
            <text:p text:style-name="P40" loext:marker-style-name="T34"><text:span text:style-name="T10">60</text:span></text:p>
          </table:table-cell>
          <table:table-cell table:style-name="Table3.A1" office:value-type="string">
            <text:p text:style-name="P40" loext:marker-style-name="T34"><text:span text:style-name="T10">5</text:span></text:p>
          </table:table-cell>
        </table:table-row>
        <table:table-row table:style-name="Table3.1">
          <table:table-cell table:style-name="Table3.A1" office:value-type="string">
            <text:p text:style-name="P40" loext:marker-style-name="T34"><text:span text:style-name="T10">3</text:span></text:p>
          </table:table-cell>
          <table:table-cell table:style-name="Table3.B1" office:value-type="string">
            <text:p text:style-name="P42" loext:marker-style-name="T34">Informes</text:p>
          </table:table-cell>
          <table:table-cell table:style-name="Table3.A1" office:value-type="string">
            <text:p text:style-name="P40" loext:marker-style-name="T34"><text:span text:style-name="T10">40</text:span></text:p>
          </table:table-cell>
          <table:table-cell table:style-name="Table3.A1" office:value-type="string">
            <text:p text:style-name="P40" loext:marker-style-name="T34"><text:span text:style-name="T10">3</text:span></text:p>
          </table:table-cell>
        </table:table-row>
        <table:table-row table:style-name="Table3.1">
          <table:table-cell table:style-name="Table3.A1" office:value-type="string">
            <text:p text:style-name="P40" loext:marker-style-name="T34"><text:span text:style-name="T10">4</text:span></text:p>
          </table:table-cell>
          <table:table-cell table:style-name="Table3.B1" office:value-type="string">
            <text:p text:style-name="P42" loext:marker-style-name="T34">Investigación</text:p>
          </table:table-cell>
          <table:table-cell table:style-name="Table3.A1" office:value-type="string">
            <text:p text:style-name="P40" loext:marker-style-name="T34"><text:span text:style-name="T10">70</text:span></text:p>
          </table:table-cell>
          <table:table-cell table:style-name="Table3.A1" office:value-type="string">
            <text:p text:style-name="P40" loext:marker-style-name="T34"><text:span text:style-name="T10">6</text:span></text:p>
          </table:table-cell>
        </table:table-row>
        <table:table-row table:style-name="Table3.1">
          <table:table-cell table:style-name="Table3.A1" office:value-type="string">
            <text:p text:style-name="P40" loext:marker-style-name="T34"><text:span text:style-name="T10">5</text:span></text:p>
          </table:table-cell>
          <table:table-cell table:style-name="Table3.B1" office:value-type="string">
            <text:p text:style-name="P42" loext:marker-style-name="T34">Deuda técnica</text:p>
          </table:table-cell>
          <table:table-cell table:style-name="Table3.A1" office:value-type="string">
            <text:p text:style-name="P40" loext:marker-style-name="T34"><text:span text:style-name="T10">30</text:span></text:p>
          </table:table-cell>
          <table:table-cell table:style-name="Table3.A1" office:value-type="string">
            <text:p text:style-name="P40" loext:marker-style-name="T34"><text:span text:style-name="T10">2</text:span></text:p>
          </table:table-cell>
        </table:table-row>
      </table:table>
      <text:p text:style-name="P14"><text:span text:style-name="T9"/></text:p>
      <text:p text:style-name="P14"><text:span text:style-name="T8">Modelo matemático:</text:span></text:p>
      <text:p text:style-name="P15">Índices: </text:p>
      <text:p text:style-name="P15">t = tareas </text:p>
      <text:p text:style-name="P15">w = trabajador</text:p>
      <text:p text:style-name="P14"><text:span text:style-name="T8"/></text:p>
      <text:p text:style-name="P28">Conjuntos: </text:p>
      <text:p text:style-name="P28">Workers = {trabajadores}</text:p>
      <text:p text:style-name="P14">HorasWorker = {<draw:frame draw:style-name="fr1" draw:name="Object5" text:anchor-type="as-char" svg:y="-0.1492in" svg:width="1.5043in" svg:height="0.2102in" draw:z-index="4"><draw:object xlink:href="./Object 5" xlink:type="simple" xlink:show="embed" xlink:actuate="onLoad"/><draw:image xlink:href="./ObjectReplacements/Object 5" xlink:type="simple" xlink:show="embed" xlink:actuate="onLoad"/></draw:frame>}</text:p>
      <text:p text:style-name="P14">T = {tareas}</text:p>
      <text:p text:style-name="P14">TareasGanancia = {<draw:frame draw:style-name="fr1" draw:name="Object6" text:anchor-type="as-char" svg:y="-0.1492in" svg:width="1.172in" svg:height="0.210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} </text:p>
      <text:p text:style-name="P14">TareasCosto = {<draw:frame draw:style-name="fr1" draw:name="Object7" text:anchor-type="as-char" svg:y="-0.1492in" svg:width="1.1598in" svg:height="0.210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} </text:p>
      <text:p text:style-name="P14"/>
      <text:p text:style-name="P14">Variable de desición </text:p>
      <text:p text:style-name="P14"><draw:frame draw:style-name="fr1" draw:name="Object8" text:anchor-type="as-char" svg:y="-0.1492in" svg:width="0.2354in" svg:height="0.2102in" draw:z-index="7"><draw:object xlink:href="./Object 8" xlink:type="simple" xlink:show="embed" xlink:actuate="onLoad"/><draw:image xlink:href="./ObjectReplacements/Object 8" xlink:type="simple" xlink:show="embed" xlink:actuate="onLoad"/></draw:frame>: binaria, donde <draw:frame draw:style-name="fr1" draw:name="Object9" text:anchor-type="as-char" svg:y="-0.1492in" svg:width="0.5425in" svg:height="0.210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/>si la tarea<text:span text:style-name="T3"> t</text:span> se asigna al trabajador <text:span text:style-name="T3">w</text:span>, y <draw:frame draw:style-name="fr1" draw:name="Object10" text:anchor-type="as-char" svg:y="-0.1492in" svg:width="0.5472in" svg:height="0.2102in" draw:z-index="9"><draw:object xlink:href="./Object 10" xlink:type="simple" xlink:show="embed" xlink:actuate="onLoad"/><draw:image xlink:href="./ObjectReplacements/Object 10" xlink:type="simple" xlink:show="embed" xlink:actuate="onLoad"/></draw:frame><text:s/>de lo contrario.</text:p>
      <text:p text:style-name="P14"/>
      <text:p text:style-name="P15">Función objetivo: <text:span text:style-name="T4">max</text:span><text:span text:style-name="T1"><draw:frame draw:style-name="fr1" draw:name="Object11" text:anchor-type="as-char" svg:y="-0.189in" svg:width="1.2382in" svg:height="0.376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 </text:span></text:p>
      <text:p text:style-name="P15"/>
      <text:p text:style-name="P19">Restricciones: </text:p>
      <text:list text:style-name="L1">
        <text:list-item>
          <text:p text:style-name="P45"><text:span text:style-name="T11"><draw:frame draw:style-name="fr1" draw:name="Object15" text:anchor-type="as-char" svg:y="-0.1709in" svg:width="0.7909in" svg:height="0.3409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<text:s/></text:span><text:span text:style-name="T12">para todo </text:span><text:span text:style-name="T14">t</text:span><text:span text:style-name="T12"> en T</text:span></text:p>
        </text:list-item>
        <text:list-item>
          <text:p text:style-name="P32"><draw:frame draw:style-name="fr1" draw:name="Object16" text:anchor-type="as-char" svg:y="-0.1709in" svg:width="1.7382in" svg:height="0.3409in" draw:z-index="15"><draw:object xlink:href="./Object 16" xlink:type="simple" xlink:show="embed" xlink:actuate="onLoad"/><draw:image xlink:href="./ObjectReplacements/Object 16" xlink:type="simple" xlink:show="embed" xlink:actuate="onLoad"/></draw:frame></text:p>
        </text:list-item>
      </text:list>
      <text:p text:style-name="P12"><text:s/></text:p>
      <text:p text:style-name="P15"/>
      <text:p text:style-name="P15"/>
      <text:p text:style-name="P23"><text:soft-page-break/>Problema 3: Problema Complejo de Misión Humanitaria en Zambia</text:p>
      <text:p text:style-name="P6"><text:span text:style-name="T8"/></text:p>
      <text:p text:style-name="P24">Modelo matemático:</text:p>
      <text:p text:style-name="P16">Índices: </text:p>
      <text:p text:style-name="P16"><text:span text:style-name="T24">a</text:span> = <text:span text:style-name="T24">aviones</text:span> </text:p>
      <text:p text:style-name="P16"><text:span text:style-name="T24">r</text:span> = <text:span text:style-name="T24">recursos</text:span></text:p>
      <text:p text:style-name="P16"/>
      <text:p text:style-name="P29">Conjuntos: </text:p>
      <text:p text:style-name="P29"><text:span text:style-name="T24">Recursos</text:span> = {<text:span text:style-name="T24">recursos</text:span>}</text:p>
      <text:p text:style-name="P16"><text:span text:style-name="T24">Valor</text:span> = {<draw:frame draw:style-name="fr1" draw:name="Object18" text:anchor-type="as-char" svg:y="-0.1492in" svg:width="0.9264in" svg:height="0.2102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}</text:p>
      <text:p text:style-name="P21">Peso = <text:span text:style-name="T26">{</text:span><text:span text:style-name="T26"><draw:frame draw:style-name="fr1" draw:name="Object19" text:anchor-type="as-char" svg:y="-0.1492in" svg:width="0.8929in" svg:height="0.2102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6">}</text:span></text:p>
      <text:p text:style-name="P21">Volumen = <text:span text:style-name="T26">{</text:span><text:span text:style-name="T26"><draw:frame draw:style-name="fr1" draw:name="Object20" text:anchor-type="as-char" svg:y="-0.1492in" svg:width="1.2118in" svg:height="0.2102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6">}</text:span></text:p>
      <text:p text:style-name="P16"/>
      <text:p text:style-name="P16"><text:span text:style-name="T25">A</text:span> = {<text:span text:style-name="T25">aviones</text:span>}</text:p>
      <text:p text:style-name="P17"><text:span text:style-name="T25">Capacidad Peso</text:span> = {<draw:frame draw:style-name="fr1" draw:name="Object21" text:anchor-type="as-char" svg:y="-0.1492in" svg:width="1.2244in" svg:height="0.2102in" draw:z-index="17"><draw:object xlink:href="./Object 21" xlink:type="simple" xlink:show="embed" xlink:actuate="onLoad"/><draw:image xlink:href="./ObjectReplacements/Object 21" xlink:type="simple" xlink:show="embed" xlink:actuate="onLoad"/><svg:desc>formula</svg:desc></draw:frame>} </text:p>
      <text:p text:style-name="P17"><text:span text:style-name="T25">Capacidad Volumen</text:span> = {<draw:frame draw:style-name="fr1" draw:name="Object17" text:anchor-type="as-char" svg:y="-0.1492in" svg:width="1.2846in" svg:height="0.2102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} </text:p>
      <text:p text:style-name="P25"/>
      <text:p text:style-name="P25">Variable de desición </text:p>
      <text:p text:style-name="P17"><draw:frame draw:style-name="fr1" draw:name="Object22" text:anchor-type="as-char" svg:y="-0.1492in" svg:width="0.228in" svg:height="0.2102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: binaria, donde <draw:frame draw:style-name="fr1" draw:name="Object23" text:anchor-type="as-char" svg:y="-0.1492in" svg:width="0.5346in" svg:height="0.2102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text:s/>si <text:span text:style-name="T25">avion </text:span><text:span text:style-name="T5">a</text:span><text:span text:style-name="T3"> </text:span><text:span text:style-name="T27">se le</text:span> asigna <text:span text:style-name="T25">el recurso </text:span><text:span text:style-name="T5">r</text:span>, y <draw:frame draw:style-name="fr1" draw:name="Object24" text:anchor-type="as-char" svg:y="-0.1492in" svg:width="0.5398in" svg:height="0.2102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text:s/>de lo contrario.</text:p>
      <text:p text:style-name="P8"/>
      <text:p text:style-name="P18">Función objetivo: <text:span text:style-name="T4">max</text:span><text:span text:style-name="T1"><draw:frame draw:style-name="fr1" draw:name="Object25" text:anchor-type="as-char" svg:y="-0.189in" svg:width="1.139in" svg:height="0.3764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"> </text:span></text:p>
      <text:p text:style-name="P9"/>
      <text:p text:style-name="P20">Restricciones: </text:p>
      <text:list text:continue-numbering="true" text:style-name="L1">
        <text:list-item>
          <text:p text:style-name="P46"><text:span text:style-name="T11"><draw:frame draw:style-name="fr1" draw:name="Object26" text:anchor-type="as-char" svg:y="-0.1709in" svg:width="0.7445in" svg:height="0.3409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1"><text:s/></text:span><text:span text:style-name="T12">para todo </text:span><text:span text:style-name="T15">r</text:span><text:span text:style-name="T12"> en </text:span><text:span text:style-name="T15">R</text:span></text:p>
        </text:list-item>
        <text:list-item>
          <text:p text:style-name="P33"><draw:frame draw:style-name="fr1" draw:name="Object27" text:anchor-type="as-char" svg:y="-0.1709in" svg:width="1.6055in" svg:height="0.3409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</text:list-item>
        <text:list-item>
          <text:p text:style-name="P33"><draw:frame draw:style-name="fr1" draw:name="Object28" text:anchor-type="as-char" svg:y="-0.1709in" svg:width="1.7319in" svg:height="0.3409in" draw:z-index="27"><draw:object xlink:href="./Object 28" xlink:type="simple" xlink:show="embed" xlink:actuate="onLoad"/><draw:image xlink:href="./ObjectReplacements/Object 28" xlink:type="simple" xlink:show="embed" xlink:actuate="onLoad"/></draw:frame></text:p>
        </text:list-item>
        <text:list-item>
          <text:p text:style-name="P33"><draw:frame draw:style-name="fr1" draw:name="Object29" text:anchor-type="as-char" svg:y="-0.1492in" svg:width="0.7146in" svg:height="0.2102in" draw:z-index="28"><draw:object xlink:href="./Object 29" xlink:type="simple" xlink:show="embed" xlink:actuate="onLoad"/><draw:image xlink:href="./ObjectReplacements/Object 29" xlink:type="simple" xlink:show="embed" xlink:actuate="onLoad"/></draw:frame><text:span text:style-name="T28">para todo </text:span><text:span text:style-name="T28"><draw:frame draw:style-name="fr1" draw:name="Object30" text:anchor-type="as-char" svg:y="-0.1492in" svg:width="0.3134in" svg:height="0.1854in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28"><text:s/></text:span><text:span text:style-name="T6">(considerando </text:span><text:span text:style-name="T7">r = 2 como el índice de medicinas y a = 1 como el avión 1, debido a que el avión 1 no puede transportar medicinas</text:span><text:span text:style-name="T6">)</text:span></text:p>
        </text:list-item>
        <text:list-item>
          <text:p text:style-name="P33"><draw:frame draw:style-name="fr1" draw:name="Object31" text:anchor-type="as-char" svg:y="-0.1492in" svg:width="1.0602in" svg:height="0.2102in" draw:z-index="30"><draw:object xlink:href="./Object 31" xlink:type="simple" xlink:show="embed" xlink:actuate="onLoad"/><draw:image xlink:href="./ObjectReplacements/Object 31" xlink:type="simple" xlink:show="embed" xlink:actuate="onLoad"/></draw:frame><text:s/><text:span text:style-name="T29">para todo </text:span><text:span text:style-name="T29"><draw:frame draw:style-name="fr1" draw:name="Object32" text:anchor-type="as-char" svg:y="-0.1492in" svg:width="0.3508in" svg:height="0.1854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29"><text:s/></text:span><text:span text:style-name="T7">(considerando r = 3 como equipos médicos y r = 4 como agua potable)</text:span></text:p>
        </text:list-item>
      </text:list>
      <text:p text:style-name="P13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059" svg:font-family="C059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Aptos Display" fo:font-family="'Aptos Display'" style:font-family-generic="roman" style:font-pitch="variable" fo:font-size="12pt" style:font-name-asian="Noto Serif CJK SC" style:font-family-asian="'Noto Serif CJK SC'" style:font-family-generic-asian="system" style:font-pitch-asian="variable" style:font-size-asian="12pt" style:font-name-complex="Noto Sans Devanagari1" style:font-family-complex="'Noto Sans Devanagari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Bullet_20_Symbols" style:display-name="Bullet Symbols" style:family="text">
      <style:text-properties style:font-name="C059" fo:font-family="C059" style:font-pitch="variable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  <style:text-properties fo:language="es" fo:country="CO" officeooo:rsid="000e73f9" officeooo:paragraph-rsid="00176d51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ohan Alexis Bautista Quinayas 202214789</text:p>
        <text:p text:style-name="MP1">Danny Camilo Muñoz Sanabria 202215511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8:31:44.656961948</meta:creation-date>
    <dc:date>2024-08-26T23:14:09.042615161</dc:date>
    <meta:editing-duration>PT5H23M45S</meta:editing-duration>
    <meta:editing-cycles>12</meta:editing-cycles>
    <meta:generator>LibreOffice/24.2.3.2$Linux_X86_64 LibreOffice_project/420$Build-2</meta:generator>
    <meta:document-statistic meta:table-count="3" meta:image-count="0" meta:object-count="32" meta:page-count="3" meta:paragraph-count="139" meta:word-count="461" meta:character-count="2520" meta:non-whitespace-character-count="2160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row>
          <munder>
            <mo stretchy="false">∑</mo>
            <mrow>
              <mi>t</mi>
              <mo stretchy="false">∈</mo>
              <mi>T</mi>
            </mrow>
          </munder>
          <mrow>
            <mrow>
              <msub>
                <mi>X</mi>
                <mrow>
                  <mi>t</mi>
                </mrow>
              </msub>
              <mo stretchy="false">⋅</mo>
              <msub>
                <mrow>
                  <mi>P</mi>
                </mrow>
                <mrow>
                  <mi>t</mi>
                </mrow>
              </msub>
            </mrow>
          </mrow>
        </mrow>
      </mrow>
      <mo fence="true" form="postfix" stretchy="true">)</mo>
    </mrow>
    <annotation encoding="StarMath 5.0">left ( sum from { { t in T } } { X _ t cdot P _ t } right )</annotation>
  </semantics>
</math>
</file>

<file path=Object 10/content.xml><?xml version="1.0" encoding="utf-8"?>
<math xmlns="http://www.w3.org/1998/Math/MathML" display="block">
  <semantics>
    <mrow>
      <mrow>
        <msub>
          <mi>X</mi>
          <mi mathvariant="italic">wt</mi>
        </msub>
        <mo stretchy="false">=</mo>
        <mspace width="2em"/>
      </mrow>
      <mn>0</mn>
    </mrow>
    <annotation encoding="StarMath 5.0">{ { X _ wt = ~ } 0 }</annotation>
  </semantics>
</math>
</file>

<file path=Object 11/content.xml><?xml version="1.0" encoding="utf-8"?>
<math xmlns="http://www.w3.org/1998/Math/MathML" display="block">
  <semantics>
    <mrow>
      <mo fence="true" form="prefix" stretchy="true">(</mo>
      <mrow>
        <mrow>
          <munder>
            <mo stretchy="false">∑</mo>
            <mrow>
              <mrow>
                <mrow>
                  <mi>w</mi>
                  <mo stretchy="false">∈</mo>
                  <mi>W</mi>
                </mrow>
                <mi>,</mi>
              </mrow>
              <mspace width="2em"/>
              <mrow>
                <mi>t</mi>
                <mo stretchy="false">∈</mo>
                <mi>T</mi>
              </mrow>
              <mspace width="2em"/>
            </mrow>
          </munder>
          <mrow>
            <msub>
              <mi>X</mi>
              <mi mathvariant="italic">wt</mi>
            </msub>
            <mo stretchy="false">⋅</mo>
            <msub>
              <mi mathvariant="italic">TG</mi>
              <mi>t</mi>
            </msub>
          </mrow>
        </mrow>
      </mrow>
      <mo fence="true" form="postfix" stretchy="true">)</mo>
    </mrow>
    <annotation encoding="StarMath 5.0">left ( sum from { { { w in W, } ~ { t in T } ~ } } { X _ wt cdot TG _ t } right )</annotation>
  </semantics>
</math>
</file>

<file path=Object 12/content.xml><?xml version="1.0" encoding="utf-8"?>
<math xmlns="http://www.w3.org/1998/Math/MathML" display="block">
  <semantics>
    <mrow>
      <msub>
        <mi>P</mi>
        <mi>t</mi>
      </msub>
    </mrow>
    <annotation encoding="StarMath 5.0">P _ t</annotation>
  </semantics>
</math>
</file>

<file path=Object 13/content.xml><?xml version="1.0" encoding="utf-8"?>
<math xmlns="http://www.w3.org/1998/Math/MathML" display="block">
  <semantics>
    <msub>
      <mi>H</mi>
      <mi>t</mi>
    </msub>
    <annotation encoding="StarMath 5.0">H _ t</annotation>
  </semantics>
</math>
</file>

<file path=Object 14/content.xml><?xml version="1.0" encoding="utf-8"?>
<math xmlns="http://www.w3.org/1998/Math/MathML" display="block">
  <semantics>
    <msub>
      <mi>X</mi>
      <mi>t</mi>
    </msub>
    <annotation encoding="StarMath 5.0">X _ t</annotation>
  </semantics>
</math>
</file>

<file path=Object 15/content.xml><?xml version="1.0" encoding="utf-8"?>
<math xmlns="http://www.w3.org/1998/Math/MathML" display="block">
  <semantics>
    <mrow>
      <munder>
        <mo stretchy="false">∑</mo>
        <mrow>
          <mrow>
            <mi>w</mi>
            <mo stretchy="false">∈</mo>
            <mi>W</mi>
          </mrow>
          <mspace width="2em"/>
        </mrow>
      </munder>
      <mrow>
        <msub>
          <mi>X</mi>
          <mi mathvariant="italic">wt</mi>
        </msub>
        <mo stretchy="false">⩽</mo>
        <mn>1</mn>
      </mrow>
    </mrow>
    <annotation encoding="StarMath 5.0">sum from { { { w in W } ~ } } { X _ wt leslant 1 }</annotation>
  </semantics>
</math>
</file>

<file path=Object 16/content.xml><?xml version="1.0" encoding="utf-8"?>
<math xmlns="http://www.w3.org/1998/Math/MathML" display="block">
  <semantics>
    <mrow>
      <munder>
        <mo stretchy="false">∑</mo>
        <mrow>
          <mrow>
            <mrow>
              <mi>w</mi>
              <mo stretchy="false">∈</mo>
              <mi>W</mi>
            </mrow>
            <mi>,</mi>
          </mrow>
          <mspace width="2em"/>
          <mrow>
            <mi>t</mi>
            <mo stretchy="false">∈</mo>
            <mi>T</mi>
          </mrow>
          <mspace width="2em"/>
        </mrow>
      </munder>
      <mrow>
        <mrow>
          <msub>
            <mi>X</mi>
            <mi mathvariant="italic">wt</mi>
          </msub>
          <mo stretchy="false">⋅</mo>
          <msub>
            <mi mathvariant="italic">TC</mi>
            <mi>t</mi>
          </msub>
        </mrow>
        <mrow>
          <mspace width="2em"/>
          <mo stretchy="false">⩽</mo>
          <msub>
            <mi mathvariant="italic">HW</mi>
            <mi>w</mi>
          </msub>
        </mrow>
      </mrow>
    </mrow>
    <annotation encoding="StarMath 5.0">sum from { { { { w in W } , } ~ { t in T } ~ } } { { X _ wt cdot TC _ t } { ~ leslant HW _ w } }</annotation>
  </semantics>
</math>
</file>

<file path=Object 17/content.xml><?xml version="1.0" encoding="utf-8"?>
<math xmlns="http://www.w3.org/1998/Math/MathML" display="block">
  <semantics>
    <mrow>
      <msub>
        <mrow>
          <mi mathvariant="italic">CV</mi>
        </mrow>
        <mrow>
          <mi>a</mi>
          <mo stretchy="false">−</mo>
          <mn>1</mn>
        </mrow>
      </msub>
      <mi>,</mi>
      <msub>
        <mrow>
          <mi mathvariant="italic">CV</mi>
        </mrow>
        <mi>a</mi>
      </msub>
      <mi>,</mi>
      <msub>
        <mrow>
          <mi mathvariant="italic">CV</mi>
        </mrow>
        <mrow>
          <mi>a</mi>
          <mo stretchy="false">+</mo>
          <mn>1</mn>
        </mrow>
      </msub>
    </mrow>
    <annotation encoding="StarMath 5.0">{ CV _ { a - 1 } , CV _ a , CV _ { a + 1 } }</annotation>
  </semantics>
</math>
</file>

<file path=Object 18/content.xml><?xml version="1.0" encoding="utf-8"?>
<math xmlns="http://www.w3.org/1998/Math/MathML" display="block">
  <semantics>
    <mrow>
      <msub>
        <mrow>
          <mi>V</mi>
        </mrow>
        <mrow>
          <mrow>
            <mi>r</mi>
            <mo stretchy="false">−</mo>
            <mn>1</mn>
          </mrow>
        </mrow>
      </msub>
      <mi>,</mi>
      <msub>
        <mrow>
          <mi>V</mi>
        </mrow>
        <mrow>
          <mi>r</mi>
        </mrow>
      </msub>
      <mi>,</mi>
      <msub>
        <mrow>
          <mi>V</mi>
        </mrow>
        <mrow>
          <mrow>
            <mi>r</mi>
            <mo stretchy="false">+</mo>
            <mn>1</mn>
          </mrow>
        </mrow>
      </msub>
    </mrow>
    <annotation encoding="StarMath 5.0">{ V _ { r - 1 } , V _ r , V _ { r + 1 } }</annotation>
  </semantics>
</math>
</file>

<file path=Object 19/content.xml><?xml version="1.0" encoding="utf-8"?>
<math xmlns="http://www.w3.org/1998/Math/MathML" display="block">
  <semantics>
    <mrow>
      <msub>
        <mrow>
          <mi>P</mi>
        </mrow>
        <mrow>
          <mi>r</mi>
          <mo stretchy="false">−</mo>
          <mn>1</mn>
        </mrow>
      </msub>
      <mi>,</mi>
      <msub>
        <mrow>
          <mi>P</mi>
        </mrow>
        <mi>r</mi>
      </msub>
      <mi>,</mi>
      <msub>
        <mrow>
          <mi>P</mi>
        </mrow>
        <mrow>
          <mi>r</mi>
          <mo stretchy="false">+</mo>
          <mn>1</mn>
        </mrow>
      </msub>
    </mrow>
    <annotation encoding="StarMath 5.0">{ P _ { r - 1 } , P _ r , P _ { r + 1 } }</annotation>
  </semantics>
</math>
</file>

<file path=Object 2/content.xml><?xml version="1.0" encoding="utf-8"?>
<math xmlns="http://www.w3.org/1998/Math/MathML" display="block">
  <semantics>
    <mrow>
      <mrow>
        <munder>
          <mo stretchy="false">∑</mo>
          <mrow>
            <mi>t</mi>
            <mo stretchy="false">∈</mo>
            <mi>T</mi>
          </mrow>
        </munder>
        <mrow>
          <msub>
            <mi>X</mi>
            <mi>t</mi>
          </msub>
          <mo stretchy="false">⋅</mo>
          <msub>
            <mi>H</mi>
            <mi>t</mi>
          </msub>
        </mrow>
      </mrow>
      <mo stretchy="false">⩽</mo>
      <mn>52</mn>
    </mrow>
    <annotation encoding="StarMath 5.0">{ sum from { { t in T } } { X _ t cdot H _ t } leslant 52 }</annotation>
  </semantics>
</math>
</file>

<file path=Object 20/content.xml><?xml version="1.0" encoding="utf-8"?>
<math xmlns="http://www.w3.org/1998/Math/MathML" display="block">
  <semantics>
    <mrow>
      <msub>
        <mi mathvariant="italic">VO</mi>
        <mrow>
          <mi>r</mi>
          <mo stretchy="false">−</mo>
          <mn>1</mn>
        </mrow>
      </msub>
      <mi>,</mi>
      <msub>
        <mrow>
          <mi mathvariant="italic">VO</mi>
        </mrow>
        <mi>r</mi>
      </msub>
      <mi>,</mi>
      <msub>
        <mrow>
          <mi mathvariant="italic">VO</mi>
        </mrow>
        <mrow>
          <mi>r</mi>
          <mo stretchy="false">+</mo>
          <mn>1</mn>
        </mrow>
      </msub>
    </mrow>
    <annotation encoding="StarMath 5.0">{ VO _ { r - 1 } , VO _ r , VO _ { r + 1 } }</annotation>
  </semantics>
</math>
</file>

<file path=Object 21/content.xml><?xml version="1.0" encoding="utf-8"?>
<math xmlns="http://www.w3.org/1998/Math/MathML" display="block">
  <semantics>
    <mrow>
      <msub>
        <mrow>
          <mi mathvariant="italic">CP</mi>
        </mrow>
        <mrow>
          <mrow>
            <mi>a</mi>
            <mo stretchy="false">−</mo>
            <mn>1</mn>
          </mrow>
        </mrow>
      </msub>
      <mi>,</mi>
      <msub>
        <mrow>
          <mi mathvariant="italic">CP</mi>
        </mrow>
        <mrow>
          <mi>a</mi>
        </mrow>
      </msub>
      <mi>,</mi>
      <msub>
        <mrow>
          <mi mathvariant="italic">CP</mi>
        </mrow>
        <mrow>
          <mrow>
            <mi>a</mi>
            <mo stretchy="false">+</mo>
            <mn>1</mn>
          </mrow>
        </mrow>
      </msub>
    </mrow>
    <annotation encoding="StarMath 5.0">{ CP _ { a - 1 } , CP _ a , CP _ { a + 1 } }</annotation>
  </semantics>
</math>
</file>

<file path=Object 22/content.xml><?xml version="1.0" encoding="utf-8"?>
<math xmlns="http://www.w3.org/1998/Math/MathML" display="block">
  <semantics>
    <msub>
      <mi>X</mi>
      <mrow>
        <mi mathvariant="italic">ar</mi>
      </mrow>
    </msub>
    <annotation encoding="StarMath 5.0">X _ ar</annotation>
  </semantics>
</math>
</file>

<file path=Object 23/content.xml><?xml version="1.0" encoding="utf-8"?>
<math xmlns="http://www.w3.org/1998/Math/MathML" display="block">
  <semantics>
    <mrow>
      <mrow>
        <msub>
          <mi>X</mi>
          <mrow>
            <mi mathvariant="italic">ar</mi>
          </mrow>
        </msub>
        <mo stretchy="false">=</mo>
        <mspace width="2em"/>
      </mrow>
      <mn>1</mn>
    </mrow>
    <annotation encoding="StarMath 5.0">{ { X _ ar = ~ } 1 }</annotation>
  </semantics>
</math>
</file>

<file path=Object 24/content.xml><?xml version="1.0" encoding="utf-8"?>
<math xmlns="http://www.w3.org/1998/Math/MathML" display="block">
  <semantics>
    <mrow>
      <mrow>
        <msub>
          <mi>X</mi>
          <mrow>
            <mi mathvariant="italic">ar</mi>
          </mrow>
        </msub>
        <mo stretchy="false">=</mo>
        <mspace width="2em"/>
      </mrow>
      <mn>0</mn>
    </mrow>
    <annotation encoding="StarMath 5.0">{ { X _ ar = ~ } 0 }</annotation>
  </semantics>
</math>
</file>

<file path=Object 25/content.xml><?xml version="1.0" encoding="utf-8"?>
<math xmlns="http://www.w3.org/1998/Math/MathML" display="block">
  <semantics>
    <mrow>
      <mo fence="true" form="prefix" stretchy="true">(</mo>
      <mrow>
        <mrow>
          <munder>
            <mo stretchy="false">∑</mo>
            <mrow>
              <mrow>
                <mi>a</mi>
                <mo stretchy="false">∈</mo>
                <mi mathvariant="italic">A,</mi>
              </mrow>
              <mspace width="2em"/>
              <mrow>
                <mi>r</mi>
                <mo stretchy="false">∈</mo>
                <mi>R</mi>
              </mrow>
              <mspace width="2em"/>
            </mrow>
          </munder>
          <mrow>
            <msub>
              <mi>X</mi>
              <mrow>
                <mi mathvariant="italic">ar</mi>
              </mrow>
            </msub>
            <mo stretchy="false">⋅</mo>
            <msub>
              <mrow>
                <mi>V</mi>
              </mrow>
              <mrow>
                <mi>r</mi>
              </mrow>
            </msub>
          </mrow>
        </mrow>
      </mrow>
      <mo fence="true" form="postfix" stretchy="true">)</mo>
    </mrow>
    <annotation encoding="StarMath 5.0">left ( sum from { { { a in A, } ~ { r in R } ~ } } { X _ ar cdot V _ r } right )</annotation>
  </semantics>
</math>
</file>

<file path=Object 26/content.xml><?xml version="1.0" encoding="utf-8"?>
<math xmlns="http://www.w3.org/1998/Math/MathML" display="block">
  <semantics>
    <mrow>
      <munder>
        <mo stretchy="false">∑</mo>
        <mrow>
          <mrow>
            <mi>a</mi>
            <mo stretchy="false">∈</mo>
            <mi>A</mi>
          </mrow>
          <mspace width="2em"/>
        </mrow>
      </munder>
      <mrow>
        <msub>
          <mi>X</mi>
          <mrow>
            <mi mathvariant="italic">ar</mi>
          </mrow>
        </msub>
        <mo stretchy="false">⩽</mo>
        <mn>1</mn>
      </mrow>
    </mrow>
    <annotation encoding="StarMath 5.0">sum from { { { a in A } ~ } } { X _ ar leslant 1 }</annotation>
  </semantics>
</math>
</file>

<file path=Object 27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i>a</mi>
                <mo stretchy="false">∈</mo>
                <mi>A</mi>
              </mrow>
              <mi>,</mi>
            </mrow>
            <mspace width="2em"/>
            <mrow>
              <mi>r</mi>
              <mo stretchy="false">∈</mo>
              <mi>R</mi>
            </mrow>
            <mspace width="2em"/>
          </mrow>
        </munder>
        <mrow>
          <msub>
            <mi>X</mi>
            <mi mathvariant="italic">ar</mi>
          </msub>
          <mo stretchy="false">⋅</mo>
          <msub>
            <mrow>
              <mi>P</mi>
            </mrow>
            <mi>r</mi>
          </msub>
        </mrow>
      </mrow>
      <mrow>
        <mspace width="2em"/>
        <mo stretchy="false">⩽</mo>
        <mspace width="2em"/>
      </mrow>
      <msub>
        <mi mathvariant="italic">CP</mi>
        <mrow>
          <mi>a</mi>
        </mrow>
      </msub>
    </mrow>
    <annotation encoding="StarMath 5.0">{ sum from { { { { a in A } , } ~ { r in R } ~ } } { X _ ar cdot P _ r } { ~ leslant ~ } CP _ a }</annotation>
  </semantics>
</math>
</file>

<file path=Object 28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i>a</mi>
                <mo stretchy="false">∈</mo>
                <mi>A</mi>
              </mrow>
              <mi>,</mi>
            </mrow>
            <mspace width="2em"/>
            <mrow>
              <mi>r</mi>
              <mo stretchy="false">∈</mo>
              <mi>R</mi>
            </mrow>
            <mspace width="2em"/>
          </mrow>
        </munder>
        <mrow>
          <msub>
            <mi>X</mi>
            <mi mathvariant="italic">ar</mi>
          </msub>
          <mo stretchy="false">⋅</mo>
          <msub>
            <mrow>
              <mi mathvariant="italic">VO</mi>
            </mrow>
            <mi>r</mi>
          </msub>
        </mrow>
      </mrow>
      <mrow>
        <mspace width="2em"/>
        <mo stretchy="false">⩽</mo>
        <mspace width="2em"/>
      </mrow>
      <msub>
        <mrow>
          <mi mathvariant="italic">CV</mi>
        </mrow>
        <mi>a</mi>
      </msub>
    </mrow>
    <annotation encoding="StarMath 5.0">{ sum from { { { { a in A } , } ~ { r in R } ~ } } { X _ ar cdot VO _ r } { ~ leslant ~ } CV _ a }</annotation>
  </semantics>
</math>
</file>

<file path=Object 29/content.xml><?xml version="1.0" encoding="utf-8"?>
<math xmlns="http://www.w3.org/1998/Math/MathML" display="block">
  <semantics>
    <mrow>
      <msub>
        <mi>X</mi>
        <mrow>
          <mi mathvariant="italic">a2</mi>
        </mrow>
      </msub>
      <mrow>
        <mspace width="2em"/>
        <mo stretchy="false">=</mo>
        <mspace width="2em"/>
      </mrow>
      <mn>0</mn>
      <mspace width="2em"/>
    </mrow>
    <annotation encoding="StarMath 5.0">{ X _ a2 { ~ = ~ } 0 ~ }</annotation>
  </semantics>
</math>
</file>

<file path=Object 3/content.xml><?xml version="1.0" encoding="utf-8"?>
<math xmlns="http://www.w3.org/1998/Math/MathML" display="block">
  <semantics>
    <mrow>
      <mi>t</mi>
      <mo stretchy="false">∈</mo>
      <mi>T</mi>
    </mrow>
    <annotation encoding="StarMath 5.0">{ t in T }</annotation>
  </semantics>
</math>
</file>

<file path=Object 30/content.xml><?xml version="1.0" encoding="utf-8"?>
<math xmlns="http://www.w3.org/1998/Math/MathML" display="block">
  <semantics>
    <mrow>
      <mrow>
        <mi>a</mi>
        <mo stretchy="false">=</mo>
        <mi mathvariant="normal">1</mi>
      </mrow>
    </mrow>
    <annotation encoding="StarMath 5.0">{ a = 1 }</annotation>
  </semantics>
</math>
</file>

<file path=Object 31/content.xml><?xml version="1.0" encoding="utf-8"?>
<math xmlns="http://www.w3.org/1998/Math/MathML" display="block">
  <semantics>
    <mrow>
      <mrow>
        <msub>
          <mi>X</mi>
          <mrow>
            <mi mathvariant="italic">a3</mi>
          </mrow>
        </msub>
        <mo stretchy="false">+</mo>
        <mspace width="2em"/>
      </mrow>
      <msub>
        <mi>X</mi>
        <mrow>
          <mi mathvariant="italic">a4</mi>
        </mrow>
      </msub>
      <mrow>
        <mspace width="2em"/>
        <mo stretchy="false">⩽</mo>
        <mspace width="2em"/>
      </mrow>
      <mi mathvariant="normal">1</mi>
    </mrow>
    <annotation encoding="StarMath 5.0">{ { X _ a3 + ~ } X _ a4 { ~ leslant ~ } 1 }</annotation>
  </semantics>
</math>
</file>

<file path=Object 32/content.xml><?xml version="1.0" encoding="utf-8"?>
<math xmlns="http://www.w3.org/1998/Math/MathML" display="block">
  <semantics>
    <mrow>
      <mrow>
        <mi>a</mi>
        <mo stretchy="false">∈</mo>
        <mi>A</mi>
      </mrow>
    </mrow>
    <annotation encoding="StarMath 5.0">{ a in A }</annotation>
  </semantics>
</math>
</file>

<file path=Object 4/content.xml><?xml version="1.0" encoding="utf-8"?>
<math xmlns="http://www.w3.org/1998/Math/MathML" display="block">
  <semantics>
    <mrow>
      <mi>t</mi>
      <mo stretchy="false">∈</mo>
      <mi>T</mi>
    </mrow>
    <annotation encoding="StarMath 5.0">{ t in T }</annotation>
  </semantics>
</math>
</file>

<file path=Object 5/content.xml><?xml version="1.0" encoding="utf-8"?>
<math xmlns="http://www.w3.org/1998/Math/MathML" display="block">
  <semantics>
    <mrow>
      <msub>
        <mi mathvariant="italic">HW</mi>
        <mrow>
          <mi>w</mi>
          <mo stretchy="false">−</mo>
          <mn>1</mn>
        </mrow>
      </msub>
      <mi>,</mi>
      <msub>
        <mi mathvariant="italic">HW</mi>
        <mi>w</mi>
      </msub>
      <mi>,</mi>
      <msub>
        <mi mathvariant="italic">HW</mi>
        <mrow>
          <mi>w</mi>
          <mo stretchy="false">+</mo>
          <mn>1</mn>
        </mrow>
      </msub>
    </mrow>
    <annotation encoding="StarMath 5.0">{ HW _ { w - 1 } , HW _ w , HW _ { w + 1 } }</annotation>
  </semantics>
</math>
</file>

<file path=Object 6/content.xml><?xml version="1.0" encoding="utf-8"?>
<math xmlns="http://www.w3.org/1998/Math/MathML" display="block">
  <semantics>
    <mrow>
      <msub>
        <mi mathvariant="italic">TG</mi>
        <mrow>
          <mi>t</mi>
          <mo stretchy="false">−</mo>
          <mn>1</mn>
        </mrow>
      </msub>
      <mi>,</mi>
      <msub>
        <mi mathvariant="italic">TG</mi>
        <mi>t</mi>
      </msub>
      <mi>,</mi>
      <msub>
        <mi mathvariant="italic">TG</mi>
        <mrow>
          <mi>t</mi>
          <mo stretchy="false">+</mo>
          <mn>1</mn>
        </mrow>
      </msub>
    </mrow>
    <annotation encoding="StarMath 5.0">{ TG _ { t - 1 } , TG _ t , TG _ { t + 1 } }</annotation>
  </semantics>
</math>
</file>

<file path=Object 7/content.xml><?xml version="1.0" encoding="utf-8"?>
<math xmlns="http://www.w3.org/1998/Math/MathML" display="block">
  <semantics>
    <mrow>
      <msub>
        <mi mathvariant="italic">TC</mi>
        <mrow>
          <mi>t</mi>
          <mo stretchy="false">−</mo>
          <mn>1</mn>
        </mrow>
      </msub>
      <mi>,</mi>
      <msub>
        <mi mathvariant="italic">TC</mi>
        <mi>t</mi>
      </msub>
      <mi>,</mi>
      <msub>
        <mi mathvariant="italic">TC</mi>
        <mrow>
          <mi>t</mi>
          <mo stretchy="false">+</mo>
          <mn>1</mn>
        </mrow>
      </msub>
    </mrow>
    <annotation encoding="StarMath 5.0">{ TC _ { t - 1 } , TC _ t , TC _ { t + 1 } }</annotation>
  </semantics>
</math>
</file>

<file path=Object 8/content.xml><?xml version="1.0" encoding="utf-8"?>
<math xmlns="http://www.w3.org/1998/Math/MathML" display="block">
  <semantics>
    <msub>
      <mi>X</mi>
      <mi mathvariant="italic">wt</mi>
    </msub>
    <annotation encoding="StarMath 5.0">X _ wt</annotation>
  </semantics>
</math>
</file>

<file path=Object 9/content.xml><?xml version="1.0" encoding="utf-8"?>
<math xmlns="http://www.w3.org/1998/Math/MathML" display="block">
  <semantics>
    <mrow>
      <mrow>
        <msub>
          <mi>X</mi>
          <mi mathvariant="italic">wt</mi>
        </msub>
        <mo stretchy="false">=</mo>
        <mspace width="2em"/>
      </mrow>
      <mn>1</mn>
    </mrow>
    <annotation encoding="StarMath 5.0">{ { X _ wt = ~ } 1 }</annotation>
  </semantics>
</math>
</file>